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9f9f" officeooo:paragraph-rsid="00049f9f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49f9f" officeooo:paragraph-rsid="00049f9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officeooo:rsid="00049f9f" officeooo:paragraph-rsid="00049f9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9f9f" officeooo:paragraph-rsid="00049f9f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049f9f" officeooo:paragraph-rsid="00049f9f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049f9f" officeooo:paragraph-rsid="000541e4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0541e4" officeooo:paragraph-rsid="000541e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541e4" officeooo:paragraph-rsid="000541e4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officeooo:rsid="0007f7c8" officeooo:paragraph-rsid="000c0f01" style:font-size-asian="10.5pt" style:font-size-complex="12pt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officeooo:rsid="0007f7c8" officeooo:paragraph-rsid="001086ec" style:font-size-asian="10.5pt" style:font-size-complex="12pt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officeooo:rsid="0007f7c8" officeooo:paragraph-rsid="0007f7c8" style:font-size-asian="10.5pt" style:font-size-complex="12pt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officeooo:rsid="0007f7c8" officeooo:paragraph-rsid="001086ec" style:font-size-asian="10.5pt" style:font-size-complex="12pt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officeooo:rsid="00092bec" officeooo:paragraph-rsid="00092bec" style:font-size-asian="10.5pt" style:font-size-complex="12pt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officeooo:rsid="000c0f01" officeooo:paragraph-rsid="000c0f01" style:font-size-asian="10.5pt" style:font-size-complex="12pt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officeooo:rsid="000c0f01" officeooo:paragraph-rsid="0010777d" style:font-size-asian="10.5pt" style:font-size-complex="12pt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officeooo:rsid="000c0f01" officeooo:paragraph-rsid="001086ec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070453" officeooo:paragraph-rsid="00070453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070453" officeooo:paragraph-rsid="00070453" style:font-size-asian="12pt" style:font-size-complex="12pt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2pt" fo:font-weight="bold" officeooo:rsid="000c0f01" officeooo:paragraph-rsid="0010777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officeooo:rsid="00049f9f" officeooo:paragraph-rsid="00049f9f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049f9f" officeooo:paragraph-rsid="00049f9f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070453" officeooo:paragraph-rsid="00070453" style:font-size-asian="16pt" style:font-weight-asian="bold" style:font-size-complex="16pt" style:font-weight-complex="bold"/>
    </style:style>
    <style:style style:name="T1" style:family="text">
      <style:text-properties officeooo:rsid="000541e4"/>
    </style:style>
    <style:style style:name="T2" style:family="text">
      <style:text-properties officeooo:rsid="00092bec"/>
    </style:style>
    <style:style style:name="T3" style:family="text">
      <style:text-properties officeooo:rsid="00099b56"/>
    </style:style>
    <style:style style:name="T4" style:family="text">
      <style:text-properties officeooo:rsid="000c0f01"/>
    </style:style>
    <style:style style:name="T5" style:family="text">
      <style:text-properties officeooo:rsid="0010777d"/>
    </style:style>
    <style:style style:name="T6" style:family="text">
      <style:text-properties officeooo:rsid="001086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крипт В0</text:p>
      <text:p text:style-name="P1"/>
      <text:p text:style-name="P27">1. Начало</text:p>
      <text:list xml:id="list2755387953122879180" text:style-name="L3">
        <text:list-item>
          <text:p text:style-name="P22">Чем ты занимаешься?</text:p>
        </text:list-item>
      </text:list>
      <text:p text:style-name="P20"/>
      <text:p text:style-name="P20">+комплимент</text:p>
      <text:p text:style-name="P20"/>
      <text:list xml:id="list6200714689977375271" text:style-name="L2">
        <text:list-item>
          <text:p text:style-name="P21">Фото мои, настоящие, имя – нет.</text:p>
        </text:list-item>
        <text:list-item>
          <text:p text:style-name="P21"/>
        </text:list-item>
      </text:list>
      <text:p text:style-name="P27">2. Калибровка</text:p>
      <text:p text:style-name="P26"/>
      <text:p text:style-name="P4">За время общения с мужчинами у меня сформировались довольно четкие представления о том, какого мужчину я ищу. Поэтому позволь задать пару вопросов, чтобы понять, подходим ли мы друг другу. <text:span text:style-name="T1">Пожалуйста, отвечай на них предельно честно. </text:span>Так и ты, и я, сэкономим своё драгоценное время.</text:p>
      <text:p text:style-name="P4"/>
      <text:list xml:id="list546212420776464067" text:style-name="L1">
        <text:list-item>
          <text:p text:style-name="P5">Что привлекает тебя в девушках?</text:p>
        </text:list-item>
        <text:list-item>
          <text:p text:style-name="P5"/>
        </text:list-item>
        <text:list-item>
          <text:p text:style-name="P6">Представь сейчас девушку <text:span text:style-name="T1">своей мечты</text:span>, или просто очень привлекательную девушку.</text:p>
        </text:list-item>
        <text:list-item>
          <text:p text:style-name="P6">Представь, что вы оказались рядом с ней в очень приятной и романтичной обстановке. Какие её черты вызывают в тебе самые сильные эмоции? Что ты ощущаешь, находясь рядом с ней? Знаком ли тебе её голос? Узнаёшь ли ты запах её духов? </text:p>
          <text:p text:style-name="P5"/>
        </text:list-item>
        <text:list-item>
          <text:p text:style-name="P5">Любишь ли от доминировать в одношениях?</text:p>
        </text:list-item>
        <text:list-item>
          <text:p text:style-name="P5">Чьё мнение в одношениях для тебя важнее – <text:span text:style-name="T1">её или твоё собственное</text:span>?</text:p>
        </text:list-item>
        <text:list-item>
          <text:p text:style-name="P5">Какой самый значительный поступок ты совершал, чтобы добиться своей избранницы? </text:p>
        </text:list-item>
        <text:list-item>
          <text:p text:style-name="P9"/>
        </text:list-item>
        <text:list-item>
          <text:p text:style-name="P9">Какая часть твоего тебя нравится тебе больше всего?</text:p>
        </text:list-item>
        <text:list-item>
          <text:p text:style-name="P9">Какая часть тебя нравится меньше всего?</text:p>
        </text:list-item>
        <text:list-item>
          <text:p text:style-name="P9">Что в себе ты хотел бы изменить?</text:p>
        </text:list-item>
        <text:list-item>
          <text:p text:style-name="P5"/>
        </text:list-item>
        <text:list-item>
          <text:p text:style-name="P5">Считаешь ли ты, что между мужчиной и женщиной допустимы исключительно серьёзные отношения, без которых секс аморален и не допустим?</text:p>
        </text:list-item>
        <text:list-item>
          <text:p text:style-name="P5">Если не секрет - со сколькими женщинами ты имел секс без отношений?</text:p>
        </text:list-item>
        <text:list-item>
          <text:p text:style-name="P5">Через какое минимальное время <text:span text:style-name="T1">после момента знакомства у тебя происходил секс с девушкой?</text:span></text:p>
        </text:list-item>
        <text:list-item>
          <text:p text:style-name="P5"/>
        </text:list-item>
        <text:list-item>
          <text:p text:style-name="P7">Что в сексе привлекает тебя сильнее всего?</text:p>
        </text:list-item>
        <text:list-item>
          <text:p text:style-name="P7">Как ты относишься к сексу с несколькими девушками?</text:p>
        </text:list-item>
        <text:list-item>
          <text:p text:style-name="P7">Был ли у тебя такой?</text:p>
        </text:list-item>
        <text:list-item>
          <text:p text:style-name="P7">Хотел бы ты попробовать?</text:p>
        </text:list-item>
        <text:list-item>
          <text:p text:style-name="P7">Был ли у тебя секс в формате МЖМ?</text:p>
        </text:list-item>
        <text:list-item>
          <text:p text:style-name="P7">Доводилось ли тебе бывать на свингерских вечеринках?</text:p>
          <text:list>
            <text:list-item>
              <text:p text:style-name="P7">Как впечатления?</text:p>
            </text:list-item>
          </text:list>
        </text:list-item>
      </text:list>
      <text:p text:style-name="P8"/>
      <text:p text:style-name="P8"/>
      <text:p text:style-name="P8"/>
      <text:p text:style-name="P8"><text:soft-page-break/></text:p>
      <text:p text:style-name="P28">3. Презентация</text:p>
      <text:p text:style-name="P28"/>
      <text:p text:style-name="P23">*<text:span text:style-name="T2">личный телефон мне давать запрещено. Укажи свой при регистрации, и за день до мероприятия я тебе позвоню, и тогда поговорим. Ну и на мероприятии пообщаемся, конечно))</text:span></text:p>
      <text:p text:style-name="P24"/>
      <text:p text:style-name="P23">*Если будет спрашивать название клуба - “Подожди, немного позже скину ссылку”</text:p>
      <text:p text:style-name="P23"/>
      <text:p text:style-name="P23"/>
      <text:list xml:id="list7496068269408635948" text:style-name="L5">
        <text:list-item>
          <text:p text:style-name="P11">Я работаю администратором на свингерских вечеринках. В те дни, когда у нас нет вечеринок, <text:s/>моя задача – находить новых клиентов, общаться, отсеивать неадекватных и тех, кто нам не подходит, и приглашать того, кому подошёл бы фотмат наших вечеринок, и кто сам подходит там.</text:p>
          <text:p text:style-name="P11"/>
        </text:list-item>
        <text:list-item>
          <text:p text:style-name="P16">В этот раз мы проводим вечеринку для девушек в формате “Жаркий женский день”: 20 девушек и 15 мужчин. Чтобы каждая девушка могла насладиться сексом и с нежными девочками, и с мужественными и заботливыми джентельменами. </text:p>
          <text:p text:style-name="P16"/>
        </text:list-item>
        <text:list-item>
          <text:p text:style-name="P16">Поэтому особенно важно подобрать именно</text:p>
          <text:list>
            <text:list-item>
              <text:p text:style-name="P16">адекватных, воспитанных и вежливых </text:p>
            </text:list-item>
            <text:list-item>
              <text:p text:style-name="P16">cильных, страстных и мужественных </text:p>
            </text:list-item>
          </text:list>
        </text:list-item>
        <text:list-item>
          <text:p text:style-name="P16">мужчин.</text:p>
          <text:p text:style-name="P11"/>
        </text:list-item>
        <text:list-item>
          <text:p text:style-name="P11">Как правило, мы работаем только с постоянными клиентами, но теперь мы проводим вечеринки чаще, и можем позволить себе приглашать и новых людей. <text:s/>В этот раз мы проводим вечеринку для девушек в На этой вечеринке будет 20 девушек и 15 мужчин. Из них – 5-10 новых девушек и 5-7 новых мужчин. Парней приглашаю я, девушек – наш стриптизёр Саша.</text:p>
          <text:p text:style-name="P11"/>
        </text:list-item>
        <text:list-item>
          <text:p text:style-name="P11">Естественно, девочек мы ищем не на этом сайте)))<text:line-break/><text:line-break/>Их о находит в <text:span text:style-name="T2">ВК</text:span> и в инсаграме. </text:p>
          <text:p text:style-name="P11"/>
        </text:list-item>
        <text:list-item>
          <text:p text:style-name="P11">-Как? </text:p>
          <text:p text:style-name="P11"/>
        </text:list-item>
        <text:list-item>
          <text:p text:style-name="P11">Видел бы ты его фотки))) он очень хорош))</text:p>
          <text:p text:style-name="P11"/>
        </text:list-item>
        <text:list-item>
          <text:p text:style-name="P14">Девушек мы подбираем строго – ведь если мы пригласим крокодилов, то тебе у нас не понравится, и ты больше не прийдешь. Поэтому все наши девочки – симпатяшки))</text:p>
          <text:p text:style-name="P14"/>
        </text:list-item>
        <text:list-item>
          <text:p text:style-name="P14">Профессиональных фотомоделей не обещаем – у них и на работе секса достаточно, хотя, иногда бывают и такие, которых ты можешь увидеть на сайтах журналов MAXIM и Playboy. Но такие, которые известны публично, как правило, на вечеринках гуляют в карнавальных масочках)<text:line-break/><text:line-break/>Не волнуйся, ротик эти маски не закрывают))) </text:p>
          <text:p text:style-name="P14"/>
        </text:list-item>
        <text:list-item>
          <text:p text:style-name="P15">Девушки у нас строго старше 18 и примерно до 35. В основном это студентки первого-третьего курса – молодые и горячие, гормоны играют, хочется всё попробовать, и постоянно хочется секса)) </text:p>
          <text:p text:style-name="P15"><text:soft-page-break/></text:p>
        </text:list-item>
        <text:list-item>
          <text:p text:style-name="P15">Немало тех леди, кто уже не так юны, но всё равно хотят безумного секса с мальчиками и девочками. Они, как правило, очень опытные, невероятно обаятельные, такие же стройные и подтянутые. В общем, те, кто ценит дам чуть за 30, будут в восторге от них)</text:p>
          <text:p text:style-name="P14"/>
        </text:list-item>
      </text:list>
      <text:list xml:id="list8477668087403854973" text:style-name="L4">
        <text:list-item>
          <text:p text:style-name="P12">Есть и девушки промежуточного возраста – 20-30 лет. Они либо хотят попробовать что-то новое, либо просто хотят хорошенько развеяться, либо – нимфоманки)))</text:p>
          <text:p text:style-name="P12"/>
          <text:list>
            <text:list-item>
              <text:p text:style-name="P12"><text:span text:style-name="T4">Кстати, какую сумму тебе было бы комфортно потратить на эту вечеринку с учётом всех возможных дополнительных приятных опций?</text:span></text:p>
              <text:p text:style-name="P12"/>
            </text:list-item>
          </text:list>
        </text:list-item>
        <text:list-item>
          <text:p text:style-name="P12"><text:span text:style-name="T4">Да, кстати, наши девочки-стриптизёрши – просто ангелы:) Если ты из тех, кто может позволить себе действительно роскошный отдых, то обязательно пообщайся с ними)) </text:span></text:p>
          <text:p text:style-name="P12"/>
        </text:list-item>
        <text:list-item>
          <text:p text:style-name="P13"><text:span text:style-name="T4">И, к тому же, в отличие от всяких типа-стрипбаров, в которых клиентов разводят как лохов на минет за 7 тысяч или на секс за 20-30, у наших девочек-стриптизёрш в этом плане вполне адекватные цены. И сами девочки молоденькие, красивые, опрятные, очень ухожённые.</text:span></text:p>
          <text:p text:style-name="P13"/>
        </text:list-item>
        <text:list-item>
          <text:p text:style-name="P13"><text:span text:style-name="T4">Эротический массаж стоит - 4 тысячи, приватный танец, а затем – эротический массаж – 5 с половиной тысяч. Если захочешь сразу двух девочек – выйдёт немного дешевле) </text:span></text:p>
          <text:p text:style-name="P17"/>
        </text:list-item>
        <text:list-item>
          <text:p text:style-name="P17">И у нас такое правило – после этого ты покажешь девочке – стриптизёрше одну-двух понравившихся девочек, она вас познакомит, возбудит, и отдаст их тебе на растерзание)) </text:p>
          <text:p text:style-name="P17"/>
        </text:list-item>
        <text:list-item>
          <text:p text:style-name="P18">Ну, или тебя на растерзание им)))</text:p>
          <text:p text:style-name="P18"/>
        </text:list-item>
        <text:list-item>
          <text:p text:style-name="P18"><text:span text:style-name="T5">Да, главное - не комплексуй и не волнуйся! Расслабляйся и получай удовольствие!</text:span></text:p>
        </text:list-item>
        <text:list-item>
          <text:p text:style-name="P18"><text:span text:style-name="T5">Ты ведь и сам </text:span></text:p>
          <text:list>
            <text:list-item>
              <text:p text:style-name="P18"><text:span text:style-name="T5">симпатичный</text:span></text:p>
            </text:list-item>
            <text:list-item>
              <text:p text:style-name="P18"><text:span text:style-name="T5">харизматичный </text:span></text:p>
            </text:list-item>
            <text:list-item>
              <text:p text:style-name="P18"><text:span text:style-name="T5">привлекательный</text:span></text:p>
            </text:list-item>
          </text:list>
        </text:list-item>
        <text:list-item>
          <text:p text:style-name="P18"><text:span text:style-name="T5">У тебя красивое тело.</text:span></text:p>
          <text:p text:style-name="P18"/>
        </text:list-item>
        <text:list-item>
          <text:p text:style-name="P18"><text:span text:style-name="T5">Лично мне ты понравился, <text:s/>не сомневаюсь, что на вечеринке ты найдёшь немало девушек, которые захотят тебя. </text:span></text:p>
          <text:p text:style-name="P18"/>
        </text:list-item>
        <text:list-item>
          <text:p text:style-name="P18"><text:span text:style-name="T5">Тем более, что вначале стриптизёрши вас разогреют, возбудят, во время конкурсов вы успеете пообжиматься и поласкать друг друга с многими девочками, поймёшь, кого из них ты хочешь больше всего, потом, так же, в конкурсах, ведущие вас поделят тебя с теми, кто тебе понравится, на пары, тройки, четвёрки, чтобы вы еще сильнее возбудились и привыкли друг к другу;)</text:span></text:p>
          <text:p text:style-name="P18"/>
        </text:list-item>
        <text:list-item>
          <text:p text:style-name="P18"><text:span text:style-name="T5">В общем, этой ночью будет весело) </text:span></text:p>
          <text:p text:style-name="P18"/>
        </text:list-item>
        <text:list-item>
          <text:p text:style-name="P18"><text:span text:style-name="T5">Надеюсь, тебя хватает на 5-6 раундов?)) </text:span></text:p>
          <text:p text:style-name="P18"/>
        </text:list-item>
        <text:list-item>
          <text:p text:style-name="P25"><text:span text:style-name="T5">Вот ссылка на нашу вечеринку)</text:span></text:p>
          <text:p text:style-name="P18"><text:soft-page-break/></text:p>
        </text:list-item>
        <text:list-item>
          <text:p text:style-name="P18"><text:span text:style-name="T5">Если будут вопросы – пиши на почту или сюда. На почту отвечаю тоже я)</text:span></text:p>
          <text:p text:style-name="P18"/>
        </text:list-item>
        <text:list-item>
          <text:p text:style-name="P18"><text:span text:style-name="T5">Такая у меня нелёгкая работа)))</text:span></text:p>
          <text:p text:style-name="P18"/>
        </text:list-item>
        <text:list-item>
          <text:p text:style-name="P18"><text:span text:style-name="T5">Да, кстати. Я тебе отправла ссылку в “**:**”. Если зарегистрируюешься в течение получаса, до “+30 минут”, то получишь приятный бонус – в подарок – два коктейля и одно пирожное)</text:span></text:p>
          <text:p text:style-name="P18"/>
        </text:list-item>
        <text:list-item>
          <text:p text:style-name="P19"><text:span text:style-name="T5">Вообще мы не задираем заоблачные цены, но, согласись, приятный бонус:-)</text:span></text:p>
        </text:list-item>
        <text:list-item>
          <text:p text:style-name="P19"/>
        </text:list-item>
        <text:list-item>
          <text:p text:style-name="P19"><text:span text:style-name="T6">fsdf<text:line-break/><text:line-break/><text:line-break/></text:span></text:p>
        </text:list-item>
      </text:list>
      <text:p text:style-name="P10"><text:line-break/></text:p>
      <text:list xml:id="list15827995099365" text:continue-list="list546212420776464067" text:style-name="L1">
        <text:list-header>
          <text:p text:style-name="P7"/>
        </text:list-header>
      </text:list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1:02:47.498286572</meta:creation-date>
    <dc:date>2017-11-29T01:58:26.173243471</dc:date>
    <meta:editing-duration>PT3H15M31S</meta:editing-duration>
    <meta:editing-cycles>6</meta:editing-cycles>
    <meta:generator>LibreOffice/4.3.3.2$Linux_x86 LibreOffice_project/430m0$Build-2</meta:generator>
    <meta:document-statistic meta:table-count="0" meta:image-count="0" meta:object-count="0" meta:page-count="4" meta:paragraph-count="102" meta:word-count="1018" meta:character-count="6021" meta:non-whitespace-character-count="5116"/>
  </office:meta>
</office:document-meta>
</file>